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4" svg:x="0.30839in" svg:y="5.96588in" svg:width="2.81709in" svg:height="0.83664in" style:rel-width="scale" style:rel-height="scale">
          <draw:image xlink:href="media/image1.jpg" xlink:type="simple" xlink:show="embed" xlink:actuate="onLoad"/>
          <svg:title/>
          <svg:desc/>
        </draw:frame>
        <draw:frame draw:id="id64" draw:style-name="a382" draw:name="Picture 6" svg:x="3.90165in" svg:y="6.01687in" svg:width="2.02959in" svg:height="0.73465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Picture 8" svg:x="10.08009in" svg:y="5.68962in" svg:width="2.11883in" svg:height="1.08624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4" draw:name="Picture 10" svg:x="6.66667in" svg:y="5.66295in" svg:width="2.63726in" svg:height="1.13956in" style:rel-width="scale" style:rel-height="scale">
          <draw:image xlink:href="media/image4.jpg" xlink:type="simple" xlink:show="embed" xlink:actuate="onLoad"/>
          <svg:title/>
          <svg:desc/>
        </draw:frame>
        <draw:custom-shape svg:x="0.30839in" svg:y="4.86956in" svg:width="12.35827in" svg:height="0.56522in" draw:id="id67" draw:style-name="a390" draw:name="Rectangle 11">
          <svg:title/>
          <svg:desc/>
          <text:p text:style-name="a389" text:class-names="" text:cond-style-name=""><text:span text:style-name="a385" text:class-names="">OUR</text:span><text:span text:style-name="a386" text:class-names=""><text:s text:c="1"/></text:span><text:span text:style-name="a387" text:class-names="">COLLABORATORS</text:span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5068in" svg:y="0.21507in" svg:width="2.34825in" svg:height="4.42633in" draw:id="id68" draw:style-name="a394" draw:name="Rectangle 12">
          <svg:title/>
          <svg:desc/>
          <text:p text:style-name="a393" text:class-names="" text:cond-style-name=""><text:span text:style-name="a391" text:class-names="">TWITTER</text:span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Sadirah Koroma</meta:initial-creator>
    <dc:creator>Sadirah Koroma</dc:creator>
    <meta:creation-date>2017-12-11T13:17:53Z</meta:creation-date>
    <dc:date>2017-12-11T13:23:34Z</dc:date>
    <meta:editing-cycles>1</meta:editing-cycles>
    <meta:editing-duration>PT341S</meta:editing-duration>
    <meta:document-statistic meta:paragraph-count="2" meta:word-count="3"/>
  </office:meta>
</office:document-meta>
</file>